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TablePreview3.svm" manifest:media-type=""/>
  <manifest:file-entry manifest:full-path="Pictures/10000001000003370000020BD16EB718AAC05C30.png" manifest:media-type="image/png"/>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10000019000003200000019022F61BA3C8E37FC3.gif" manifest:media-type="image/gif"/>
  <manifest:file-entry manifest:full-path="Pictures/10000001000002FF000000D24D91455425B1BA6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textarea-vertical-align="middle" draw:auto-grow-height="false" fo:min-height="1.021cm" fo:min-width="2.041cm" fo:wrap-option="wrap"/>
    </style:style>
    <style:style style:name="gr11" style:family="graphic" style:parent-style-name="standard">
      <style:graphic-properties draw:textarea-vertical-align="middle" draw:auto-grow-height="false" fo:min-height="1.021cm" fo:min-width="4.08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text:span><text:span text:style-name="T3">n</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meaning that the information in the model flows in only one direction—forward—from the input nodes, through the hidden nodes (if any) and to the output nodes, without any cycles or loops, in contrast to recurrent neural networks(<text:span text:style-name="T3">R</text:span><text:span text:style-name="T3">N</text:span><text:span text:style-name="T3">N</text:span>), which have a <text:span text:style-name="T3">b</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text:span><text:span text:style-name="T4">e </text:span><text:span text:style-name="T4">Sour</text:span><text:span text:style-name="T4">ce: </text:span><text:span text:style-name="T4">Medi</text:span><text:span text:style-name="T4">um.c</text:span><text:span text:style-name="T4">om</text:span></text:p>
            <text:p><text:span text:style-name="T5"/></text:p>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text:span><text:span text:style-name="T6">e </text:span><text:span text:style-name="T6">a</text:span><text:span text:style-name="T6">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 </text:span><text:span text:style-name="T6">o</text:span><text:span text:style-name="T6">f </text:span><text:span text:style-name="T6">C</text:span><text:span text:style-name="T6">o</text:span><text:span text:style-name="T6">n</text:span><text:span text:style-name="T6">v</text:span><text:span text:style-name="T6">N</text:span><text:span text:style-name="T6">e</text:span><text:span text:style-name="T6">t </text:span><text:span text:style-name="T6">i</text:span><text:span text:style-name="T6">s </text:span><text:span text:style-name="T6">d</text:span><text:span text:style-name="T6">e</text:span><text:span text:style-name="T6">s</text:span><text:span text:style-name="T6">i</text:span><text:span text:style-name="T6">g</text:span><text:span text:style-name="T6">n</text:span><text:span text:style-name="T6">e</text:span><text:span text:style-name="T6">d </text:span><text:span text:style-name="T6">t</text:span><text:span text:style-name="T6">o </text:span><text:span text:style-name="T6">t</text:span><text:span text:style-name="T6">a</text:span><text:span text:style-name="T6">k</text:span><text:span text:style-name="T6">e </text:span><text:span text:style-name="T6">a</text:span><text:span text:style-name="T6">d</text:span><text:span text:style-name="T6">v</text:span><text:span text:style-name="T6">a</text:span><text:span text:style-name="T6">n</text:span><text:span text:style-name="T6">t</text:span><text:span text:style-name="T6">a</text:span><text:span text:style-name="T6">g</text:span><text:span text:style-name="T6">e </text:span><text:span text:style-name="T6">o</text:span><text:span text:style-name="T6">f </text:span><text:span text:style-name="T6">t</text:span><text:span text:style-name="T6">h</text:span><text:span text:style-name="T6">e </text:span><text:span text:style-name="T6">2</text:span><text:span text:style-name="T6">D</text:span><text:span text:style-name="T6"> </text:span><text:span text:style-name="T6">s</text:span><text:span text:style-name="T6">tr</text:span><text:span text:style-name="T6">u</text:span><text:span text:style-name="T6">c</text:span><text:span text:style-name="T6">t</text:span><text:span text:style-name="T6">u</text:span><text:span text:style-name="T6">r</text:span><text:span text:style-name="T6">e </text:span><text:span text:style-name="T6">o</text:span><text:span text:style-name="T6">f </text:span><text:span text:style-name="T6">a</text:span><text:span text:style-name="T6">n </text:span><text:span text:style-name="T6">i</text:span><text:span text:style-name="T6">n</text:span><text:span text:style-name="T6">p</text:span><text:span text:style-name="T6">u</text:span><text:span text:style-name="T6">t </text:span><text:span text:style-name="T6">i</text:span><text:span text:style-name="T6">m</text:span><text:span text:style-name="T6">a</text:span><text:span text:style-name="T6">g</text:span><text:span text:style-name="T6">e</text:span></text:p>
              <text:p><text:span text:style-name="T6">A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text:span><text:span text:style-name="T6">:</text:span></text:p>
              <text:list text:style-name="L1">
                <text:list-item>
                  <text:p><text:span text:style-name="T6">C</text:span><text:span text:style-name="T6">o</text:span><text:span text:style-name="T6">n</text:span><text:span text:style-name="T6">v</text:span><text:span text:style-name="T6">o</text:span><text:span text:style-name="T6">l</text:span><text:span text:style-name="T6">u</text:span><text:span text:style-name="T6">t</text:span><text:span text:style-name="T6">i</text:span><text:span text:style-name="T6">o</text:span><text:span text:style-name="T6">n</text:span><text:span text:style-name="T6">a</text:span><text:span text:style-name="T6">l</text:span><text:span text:style-name="T6"> </text:span><text:span text:style-name="T6">l</text:span><text:span text:style-name="T6">a</text:span><text:span text:style-name="T6">y</text:span><text:span text:style-name="T6">e</text:span><text:span text:style-name="T6">r</text:span></text:p>
                </text:list-item>
                <text:list-item>
                  <text:p><text:span text:style-name="T6">r</text:span><text:span text:style-name="T6">e</text:span><text:span text:style-name="T6">c</text:span><text:span text:style-name="T6">t</text:span><text:span text:style-name="T6">i</text:span><text:span text:style-name="T6">f</text:span><text:span text:style-name="T6">i</text:span><text:span text:style-name="T6">e</text:span><text:span text:style-name="T6">d</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u</text:span><text:span text:style-name="T6">n</text:span><text:span text:style-name="T6">i</text:span><text:span text:style-name="T6">t</text:span><text:span text:style-name="T6"> </text:span><text:span text:style-name="T6">(</text:span><text:span text:style-name="T6">R</text:span><text:span text:style-name="T6">e</text:span><text:span text:style-name="T6">L</text:span><text:span text:style-name="T6">U</text:span><text:span text:style-name="T6">)</text:span><text:span text:style-name="T6"> </text:span><text:span text:style-name="T6">a</text:span><text:span text:style-name="T6">c</text:span><text:span text:style-name="T6">t</text:span><text:span text:style-name="T6">i</text:span><text:span text:style-name="T6">v</text:span><text:span text:style-name="T6">a</text:span><text:span text:style-name="T6">t</text:span><text:span text:style-name="T6">i</text:span><text:span text:style-name="T6">o</text:span><text:span text:style-name="T6">n</text:span><text:span text:style-name="T6"> </text:span><text:span text:style-name="T6">f</text:span><text:span text:style-name="T6">u</text:span><text:span text:style-name="T6">n</text:span><text:span text:style-name="T6">c</text:span><text:span text:style-name="T6">t</text:span><text:span text:style-name="T6">i</text:span><text:span text:style-name="T6">o</text:span><text:span text:style-name="T6">n</text:span></text:p>
                </text:list-item>
                <text:list-item>
                  <text:p><text:span text:style-name="T6">P</text:span><text:span text:style-name="T6">o</text:span><text:span text:style-name="T6">o</text:span><text:span text:style-name="T6">l</text:span><text:span text:style-name="T6">i</text:span><text:span text:style-name="T6">n</text:span><text:span text:style-name="T6">g</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l</text:span><text:span text:style-name="T6">a</text:span><text:span text:style-name="T6">t</text:span><text:span text:style-name="T6">t</text:span><text:span text:style-name="T6">e</text:span><text:span text:style-name="T6">n</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u</text:span><text:span text:style-name="T6">l</text:span><text:span text:style-name="T6">l</text:span><text:span text:style-name="T6">y</text:span><text:span text:style-name="T6"> </text:span><text:span text:style-name="T6">C</text:span><text:span text:style-name="T6">o</text:span><text:span text:style-name="T6">n</text:span><text:span text:style-name="T6">n</text:span><text:span text:style-name="T6">e</text:span><text:span text:style-name="T6">c</text:span><text:span text:style-name="T6">t</text:span><text:span text:style-name="T6">e</text:span><text:span text:style-name="T6">d</text:span><text:span text:style-name="T6"> </text:span><text:span text:style-name="T6">L</text:span><text:span text:style-name="T6">a</text:span><text:span text:style-name="T6">y</text:span><text:span text:style-name="T6">e</text:span><text:span text:style-name="T6">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text:span><text:span text:style-name="T7">nvo</text:span><text:span text:style-name="T7">luti</text:span><text:span text:style-name="T7">on </text:span><text:span text:style-name="T7">is </text:span><text:span text:style-name="T7">the </text:span><text:span text:style-name="T7">pro</text:span><text:span text:style-name="T7">ces</text:span><text:span text:style-name="T7">s of </text:span><text:span text:style-name="T7">co</text:span><text:span text:style-name="T7">mbi</text:span><text:span text:style-name="T7">nin</text:span><text:span text:style-name="T7">g </text:span><text:span text:style-name="T7">two </text:span><text:span text:style-name="T7">fun</text:span><text:span text:style-name="T7">ctio</text:span><text:span text:style-name="T7">ns </text:span><text:span text:style-name="T7">to </text:span><text:span text:style-name="T7">pro</text:span><text:span text:style-name="T7">duc</text:span><text:span text:style-name="T7">e </text:span><text:span text:style-name="T7">the </text:span><text:span text:style-name="T7">out</text:span><text:span text:style-name="T7">put </text:span><text:span text:style-name="T7">of </text:span><text:span text:style-name="T7">the </text:span><text:span text:style-name="T7">oth</text:span><text:span text:style-name="T7">er </text:span><text:span text:style-name="T7">fun</text:span><text:span text:style-name="T7">ctio</text:span><text:span text:style-name="T7">n</text:span></text:p>
              <text:p text:style-name="P7"><text:span text:style-name="T7"/></text:p>
              <text:p text:style-name="P7"><text:span text:style-name="T7">A </text:span><text:span text:style-name="T7">con</text:span><text:span text:style-name="T7">vol</text:span><text:span text:style-name="T7">utio</text:span><text:span text:style-name="T7">n is </text:span><text:span text:style-name="T7">a </text:span><text:span text:style-name="T7">gro</text:span><text:span text:style-name="T7">upi</text:span><text:span text:style-name="T7">ng </text:span><text:span text:style-name="T7">fun</text:span><text:span text:style-name="T7">ctio</text:span><text:span text:style-name="T7">n in </text:span><text:span text:style-name="T7">mat</text:span><text:span text:style-name="T7">he</text:span><text:span text:style-name="T7">mat</text:span><text:span text:style-name="T7">ics. </text:span><text:span text:style-name="T7">Co</text:span><text:span text:style-name="T7">nvo</text:span><text:span text:style-name="T7">luti</text:span><text:span text:style-name="T7">on </text:span><text:span text:style-name="T7">occ</text:span><text:span text:style-name="T7">urs </text:span><text:span text:style-name="T7">in </text:span><text:span text:style-name="T7">CN</text:span><text:span text:style-name="T7">Ns </text:span><text:span text:style-name="T7">wh</text:span><text:span text:style-name="T7">en </text:span><text:span text:style-name="T7">two </text:span><text:span text:style-name="T7">mat</text:span><text:span text:style-name="T7">rice</text:span><text:span text:style-name="T7">s </text:span><text:span text:style-name="T7">(re</text:span><text:span text:style-name="T7">cta</text:span><text:span text:style-name="T7">ngu</text:span><text:span text:style-name="T7">lar </text:span><text:span text:style-name="T7">arr</text:span><text:span text:style-name="T7">ays </text:span><text:span text:style-name="T7">of </text:span><text:span text:style-name="T7">nu</text:span><text:span text:style-name="T7">mb</text:span><text:span text:style-name="T7">ers </text:span><text:span text:style-name="T7">arr</text:span><text:span text:style-name="T7">ang</text:span><text:span text:style-name="T7">ed </text:span><text:span text:style-name="T7">in </text:span><text:span text:style-name="T7">col</text:span><text:span text:style-name="T7">um</text:span><text:span text:style-name="T7">ns </text:span><text:span text:style-name="T7">and </text:span><text:span text:style-name="T7">row</text:span><text:span text:style-name="T7">s) </text:span><text:span text:style-name="T7">are </text:span><text:span text:style-name="T7">co</text:span><text:span text:style-name="T7">mbi</text:span><text:span text:style-name="T7">ned </text:span><text:span text:style-name="T7">to </text:span><text:span text:style-name="T7">gen</text:span><text:span text:style-name="T7">era</text:span><text:span text:style-name="T7">te a </text:span><text:span text:style-name="T7">thir</text:span><text:span text:style-name="T7">d </text:span><text:span text:style-name="T7">mat</text:span><text:span text:style-name="T7">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3" draw:text-style-name="P4" draw:layer="layout" svg:width="6.985cm" svg:height="1.276cm" svg:x="17.63cm" svg:y="10.154cm">
          <draw:text-box>
            <text:p><text:span text:style-name="T4">Imag</text:span><text:span text:style-name="T4">e </text:span><text:span text:style-name="T4">Sour</text:span><text:span text:style-name="T4">ce: </text:span><text:span text:style-name="T4">vitalfl</text:span><text:span text:style-name="T4">ux.co</text:span><text:span text:style-name="T4">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text:span><text:span text:style-name="T13">e</text:span><text:span text:style-name="T13">a</text:span><text:span text:style-name="T13">t</text:span><text:span text:style-name="T13">u</text:span><text:span text:style-name="T13">r</text:span><text:span text:style-name="T13">e </text:span><text:span text:style-name="T13">m</text:span><text:span text:style-name="T13">a</text:span><text:span text:style-name="T13">p </text:span><text:span text:style-name="T13">s</text:span><text:span text:style-name="T13">i</text:span><text:span text:style-name="T13">z</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ext:span><text:span text:style-name="T13">tr</text:span><text:span text:style-name="T13">i</text:span><text:span text:style-name="T13">d</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0"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1"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6" draw:layer="layout" svg:width="3.237cm" svg:height="0.962cm" svg:x="5.018cm" svg:y="14.278cm">
          <draw:text-box>
            <text:p>Stride = 1</text:p>
          </draw:text-box>
        </draw:frame>
        <draw:frame draw:style-name="gr12"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3" draw:text-style-name="P6" draw:layer="layout" svg:width="3.901cm" svg:height="0.962cm" svg:x="3.81cm" svg:y="12.373cm">
          <draw:text-box>
            <text:p>Padding = 0</text:p>
          </draw:text-box>
        </draw:frame>
        <draw:frame draw:style-name="gr13" draw:text-style-name="P6" draw:layer="layout" svg:width="3.901cm" svg:height="0.962cm" svg:x="10.16cm" svg:y="13.335cm">
          <draw:text-box>
            <text:p>Padding = 1</text:p>
          </draw:text-box>
        </draw:frame>
        <draw:frame draw:style-name="gr13"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4" draw:text-style-name="P5" draw:layer="layout" svg:width="20.293cm" svg:height="5.555cm" svg:x="3.202cm" svg:y="5.715cm">
          <draw:image xlink:href="Pictures/10000001000002FF000000D24D91455425B1BA66.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4" draw:text-style-name="P5" draw:layer="layout" svg:width="22.638cm" svg:height="15.749cm" svg:x="2.676cm" svg:y="-0.002cm">
          <draw:image xlink:href="Pictures/10000001000004E400000367B9624642A2FFD706.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4">Applying max(0, x) on the previous </text:span><text:span text:style-name="T15">feature map </text:span><text:span text:style-name="T15">layers</text:span></text:p>
              </text:list-item>
              <text:list-item>
                <text:p><text:span text:style-name="T15">This one does not change size unlike the previous one</text:span></text:p>
              </text:list-item>
            </text:list>
          </draw:text-box>
        </draw:frame>
        <draw:frame draw:style-name="gr14" draw:text-style-name="P5" draw:layer="layout" svg:width="13.936cm" svg:height="8.855cm" svg:x="6.384cm" svg:y="6.385cm">
          <draw:image xlink:href="Pictures/10000001000003370000020BD16EB718AAC05C30.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4" draw:text-style-name="P5" draw:layer="layout" svg:width="21.033cm" svg:height="15.749cm" svg:x="4.445cm" svg:y="0cm">
          <draw:image xlink:href="Pictures/10000001000004E6000003ABFEA64624CDB4A464.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9:49:34.762761539</dc:date>
    <meta:editing-duration>PT4H50M58S</meta:editing-duration>
    <meta:editing-cycles>55</meta:editing-cycles>
    <meta:generator>LibreOffice/7.5.5.2$Linux_X86_64 LibreOffice_project/50$Build-2</meta:generator>
    <meta:document-statistic meta:object-count="105"/>
  </office:meta>
</office:document-meta>
</file>